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444403898946801239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7965346434735744345" text:style-name="L2">
        <text:list-item>
          <text:list>
            <text:list-header>
              <text:p text:style-name="P22"><text:span text:style-name="T1">Run: </text:span><text:s/>0.1 mile lead into a 2 mile run</text:p>
              <text:p text:style-name="P22">2 mile splits: <text:s/>8:21, 8:03</text:p>
              <text:p text:style-name="P22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0"><text:soft-page-break/>Sat Sept 29, 2018 <text:span text:style-name="T1">7.35 miles</text:span></text:p>
      <text:p text:style-name="P10">I ran on a 0.95 mile loop in New Alexandria PA.</text:p>
      <text:p text:style-name="P10">I ran 2.85 miles in 25:25 or 8:55/mile It was a slightly hilly course.</text:p>
      <text:p text:style-name="P10">0.95 mile splits: 9:11, 8:19, 7:55</text:p>
      <text:p text:style-name="P10">2 hours later I leisurely walked 2 miles</text:p>
      <text:p text:style-name="P10">2 hours later I walked 2.5 miles with 2 miles at about 15:45/mile</text:p>
      <text:p text:style-name="P10"/>
      <text:p text:style-name="P10">Sun Sept 30, 2018 <text:span text:style-name="T1">no running</text:span></text:p>
      <text:p text:style-name="P10"/>
      <text:p text:style-name="P10">Mon Oct 1, 2018 <text:span text:style-name="T1">5.5 miles in California Maryland</text:span></text:p>
      <text:p text:style-name="P10">I ran and walked 5.5 miles and averaged 11:53/mile.</text:p>
      <text:p text:style-name="P10">I walked about 0.11 miles at the beginning of each ½ mile. So I walked about 1.2 miles and ran about 4.3 miles. <text:s/></text:p>
      <text:p text:style-name="P10">walk/run ratio: 0.28</text:p>
      <text:p text:style-name="P10"/>
      <text:p text:style-name="P10">Mon Oct 2, 2018 <text:span text:style-name="T1">3.56 miles</text:span></text:p>
      <text:p text:style-name="P10">I ran 3.06 miles on a more hilly course than I ran 3 days ago and averaged 8:21/mile.</text:p>
      <text:p text:style-name="P10">Miles splits: 8:32, 8:24, 8:10, and 28 s for the last 0.06 miles</text:p>
      <text:p text:style-name="P10">Warmdown: ½ mile in 5:24</text:p>
      <text:p text:style-name="P10"/>
      <text:list xml:id="list1795987475074942426" text:style-name="L3">
        <text:list-item>
          <text:list>
            <text:list-header>
              <text:p text:style-name="P24"><text:s/></text:p>
            </text:list-header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2T11:59:24.08</dc:date>
    <dc:creator>James  Lombardi</dc:creator>
    <meta:editing-duration>P5DT13H7M22S</meta:editing-duration>
    <meta:editing-cycles>454</meta:editing-cycles>
    <meta:generator>OpenOffice/4.1.2$Win32 OpenOffice.org_project/412m3$Build-9782</meta:generator>
    <meta:document-statistic meta:table-count="0" meta:image-count="0" meta:object-count="0" meta:page-count="11" meta:paragraph-count="301" meta:word-count="3067" meta:character-count="15673"/>
  </office:meta>
</office:document-meta>
</file>